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3953e" style:font-size-asian="16pt" style:font-size-complex="16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3953e" officeooo:paragraph-rsid="0003953e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officeooo:paragraph-rsid="0003953e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7f1a8" officeooo:paragraph-rsid="0007f1a8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7f1a8" officeooo:paragraph-rsid="000a9e35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95048" officeooo:paragraph-rsid="00095048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3953e" officeooo:paragraph-rsid="0003953e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03953e" officeooo:paragraph-rsid="00041d82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3953e" officeooo:paragraph-rsid="00095048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041d82" officeooo:paragraph-rsid="00041d82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041d82" officeooo:paragraph-rsid="000a9e35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paragraph-rsid="000a9e35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3953e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41d82"/>
    </style:style>
    <style:style style:name="T1" style:family="text">
      <style:text-properties officeooo:rsid="0003953e"/>
    </style:style>
    <style:style style:name="T2" style:family="text">
      <style:text-properties fo:font-size="12pt" officeooo:rsid="0003953e" style:font-size-asian="10.5pt" style:font-size-complex="12pt"/>
    </style:style>
    <style:style style:name="T3" style:family="text">
      <style:text-properties fo:font-size="12pt" officeooo:rsid="00041d82" style:font-size-asian="10.5pt" style:font-size-complex="12pt"/>
    </style:style>
    <style:style style:name="T4" style:family="text">
      <style:text-properties fo:font-size="12pt" officeooo:rsid="00095048" style:font-size-asian="10.5pt" style:font-size-complex="12pt"/>
    </style:style>
    <style:style style:name="T5" style:family="text">
      <style:text-properties officeooo:rsid="0007f1a8"/>
    </style:style>
    <style:style style:name="T6" style:family="text">
      <style:text-properties officeooo:rsid="00041d82"/>
    </style:style>
    <style:style style:name="T7" style:family="text">
      <style:text-properties officeooo:rsid="00060a6d"/>
    </style:style>
    <style:style style:name="T8" style:family="text">
      <style:text-properties officeooo:rsid="000a9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cket Static Test </text:span><text:span text:style-name="T5">Preparation </text:span><text:span text:style-name="T1">Checklist</text:span></text:p>
      <text:p text:style-name="P2"/>
      <text:list xml:id="list4635927806862509431" text:style-name="L1">
        <text:list-item>
          <text:p text:style-name="P3"><text:span text:style-name="T2">General </text:span><text:span text:style-name="T4">Tasks</text:span></text:p>
          <text:list>
            <text:list-item>
              <text:p text:style-name="P4">Preparation Meeting</text:p>
              <text:list>
                <text:list-item>
                  <text:p text:style-name="P6">Everyone is informed of engine information</text:p>
                </text:list-item>
                <text:list-item>
                  <text:p text:style-name="P4">Everyone is informed of general safety</text:p>
                </text:list-item>
                <text:list-item>
                  <text:p text:style-name="P4">Everyone is informed of roles</text:p>
                  <text:list>
                    <text:list-item>
                      <text:p text:style-name="P6">Test Director (General tasks)</text:p>
                    </text:list-item>
                    <text:list-item>
                      <text:p text:style-name="P6">Data Collection</text:p>
                    </text:list-item>
                    <text:list-item>
                      <text:p text:style-name="P6">Engine</text:p>
                    </text:list-item>
                    <text:list-item>
                      <text:p text:style-name="P6">Safety</text:p>
                    </text:list-item>
                    <text:list-item>
                      <text:p text:style-name="P6">Photography</text:p>
                    </text:list-item>
                  </text:list>
                </text:list-item>
                <text:list-item>
                  <text:p text:style-name="P6">Have fun, but don’t be and idiot</text:p>
                </text:list-item>
              </text:list>
            </text:list-item>
            <text:list-item>
              <text:p text:style-name="P7">Table for equipment</text:p>
            </text:list-item>
            <text:list-item>
              <text:p text:style-name="P10">Power available</text:p>
            </text:list-item>
            <text:list-item>
              <text:p text:style-name="P7">Lights are properly mounted</text:p>
            </text:list-item>
          </text:list>
        </text:list-item>
        <text:list-item>
          <text:p text:style-name="P7">Data Collection</text:p>
          <text:list>
            <text:list-item>
              <text:p text:style-name="P4">Video cameras setup</text:p>
              <text:list>
                <text:list-item>
                  <text:p text:style-name="P4">#1 Mounted on tripod behind engine</text:p>
                </text:list-item>
                <text:list-item>
                  <text:p text:style-name="P4">confirm free-space in camera storage</text:p>
                </text:list-item>
                <text:list-item>
                  <text:p text:style-name="P4">#2 Mounted on engine test stand</text:p>
                </text:list-item>
                <text:list-item>
                  <text:p text:style-name="P4">confirm free-space in camera storage</text:p>
                </text:list-item>
              </text:list>
            </text:list-item>
            <text:list-item>
              <text:p text:style-name="P12"><text:span text:style-name="T6">Sensors connected to engine</text:span></text:p>
            </text:list-item>
            <text:list-item>
              <text:p text:style-name="P12"><text:span text:style-name="T5">S</text:span><text:span text:style-name="T7">ensor cable </text:span><text:span text:style-name="T5">ran from engine to computer</text:span></text:p>
            </text:list-item>
            <text:list-item>
              <text:p text:style-name="P4">Sensors connected to MCU</text:p>
            </text:list-item>
            <text:list-item>
              <text:p text:style-name="P4">MCU connected to computer</text:p>
            </text:list-item>
            <text:list-item>
              <text:p text:style-name="P4">Start data collection software</text:p>
              <text:list>
                <text:list-item>
                  <text:p text:style-name="P4">Zero load cell</text:p>
                </text:list-item>
                <text:list-item>
                  <text:p text:style-name="P4">Confirm force is at 0N</text:p>
                </text:list-item>
                <text:list-item>
                  <text:p text:style-name="P4">Confirm accuracy of temperature sensors</text:p>
                </text:list-item>
                <text:list-item>
                  <text:p text:style-name="P5"><text:span text:style-name="T8">Confirm accuracy of pressure sensors</text:span></text:p>
                </text:list-item>
              </text:list>
            </text:list-item>
          </text:list>
        </text:list-item>
        <text:list-item>
          <text:p text:style-name="P7">Engine</text:p>
          <text:list>
            <text:list-item text:start-value="1">
              <text:p text:style-name="P13"><text:span text:style-name="T3">Confirm all connections are tight and mounted properly</text:span></text:p>
              <text:list>
                <text:list-item>
                  <text:p text:style-name="P14"><text:span text:style-name="T3">Fuel inlet</text:span></text:p>
                </text:list-item>
                <text:list-item>
                  <text:p text:style-name="P10">Oxygen inlet</text:p>
                </text:list-item>
                <text:list-item>
                  <text:p text:style-name="P10">Injector</text:p>
                </text:list-item>
                <text:list-item>
                  <text:p text:style-name="P10">Chamber</text:p>
                </text:list-item>
                <text:list-item>
                  <text:p text:style-name="P10">Nozzle</text:p>
                </text:list-item>
              </text:list>
            </text:list-item>
            <text:list-item>
              <text:p text:style-name="P14"><text:span text:style-name="T3">Fuel line connected to engine</text:span></text:p>
            </text:list-item>
            <text:list-item>
              <text:p text:style-name="P10">Oxygen line connected to engine</text:p>
            </text:list-item>
            <text:list-item>
              <text:p text:style-name="P11"><text:span text:style-name="T8">Fill Fuel tank with fuel</text:span></text:p>
            </text:list-item>
            <text:list-item>
              <text:p text:style-name="P10">Ensure oxygen tank valve is closed</text:p>
            </text:list-item>
            <text:list-item>
              <text:p text:style-name="P10">Connect oxygen line to oxygen regulator, <text:span text:style-name="T8">slightly open oxygen valve, and set regulator to proper pressure</text:span></text:p>
            </text:list-item>
          </text:list>
        </text:list-item>
        <text:list-item>
          <text:p text:style-name="P7"><text:soft-page-break/>Safety</text:p>
          <text:list>
            <text:list-item>
              <text:p text:style-name="P7">Everyone wearing <text:span text:style-name="T8">proper PPE (</text:span>safety glasse<text:span text:style-name="T8">s, ear plugs, etc)</text:span></text:p>
            </text:list-item>
            <text:list-item>
              <text:p text:style-name="P7">Fire extinguisher on hand</text:p>
            </text:list-item>
            <text:list-item>
              <text:p text:style-name="P8">Water supply available</text:p>
            </text:list-item>
            <text:list-item>
              <text:p text:style-name="P8">cables bundled/taped down</text:p>
            </text:list-item>
            <text:list-item>
              <text:p text:style-name="P9">Blast shield integrity confirmed</text:p>
            </text:list-item>
          </text:list>
        </text:list-item>
        <text:list-item>
          <text:p text:style-name="P6">Photography</text:p>
          <text:list>
            <text:list-item>
              <text:p text:style-name="P6">Photographs of team</text:p>
            </text:list-item>
            <text:list-item>
              <text:p text:style-name="P6">Photograph <text:span text:style-name="T8">E</text:span>VERYTHING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0:10:48.27</meta:creation-date>
    <dc:date>2013-11-09T22:39:16.95</dc:date>
    <meta:editing-duration>PT19M23S</meta:editing-duration>
    <meta:editing-cycles>6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51" meta:word-count="252" meta:character-count="1367" meta:non-whitespace-character-count="1216"/>
  </office:meta>
</office:document-meta>
</file>